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4.23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" office:value-type="string" calcext:value-type="string">
            <text:p>Final Insp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BannerFinalInspection.png</text:p>
          </table:table-cell>
          <table:table-cell office:value-type="string" calcext:value-type="string">
            <text:p>&lt;div class="infobox_container"&gt; <text:s/>&lt;div class="infobox fullbox longbox"&gt; <text:s text:c="3"/>&lt;div class="longbox_pic"&gt; <text:s text:c="5"/>&lt;img src="images/FIStore/JohnDetailing.jpg" alt="We Use Final Inspection Products at Tigersoft Performance"&gt; <text:s text:c="3"/>&lt;/div&gt; <text:s text:c="3"/>&lt;div class="longbox_text"&gt; <text:s text:c="5"/>&lt;h2&gt;Buy from the experts&lt;/h2&gt; <text:s text:c="5"/>&lt;p&gt;When you buy Final Inspection products through Tigersoft Performance&amp;#44 you are not simply buying from another retailer. We use these products every day detailing the cars of our customers to perfection&amp;#44 we know them inside and out. And so when you buy through us&amp;#44 you also get expert advise from professionals that actually use the products they are selling.&lt;/p&gt; <text:s text:c="3"/>&lt;/div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Pads</text:p>
          </table:table-cell>
          <table:table-cell office:value-type="string" calcext:value-type="string">
            <text:p>Paint Polishing Pad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PaintCorr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has a pad for every occasion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ing Accessories</text:p>
          </table:table-cell>
          <table:table-cell office:value-type="string" calcext:value-type="string">
            <text:p>Paint Polishing 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PolishingAccessories.jpg</text:p>
          </table:table-cell>
          <table:table-cell office:value-type="string" calcext:value-type="string">
            <text:p>&lt;div class="infobox_container"&gt; <text:s/>&lt;div class="infobox fullbox"&gt; <text:s text:c="5"/>&lt;p&gt;All of the other stuff you need when Polishing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olishes</text:p>
          </table:table-cell>
          <table:table-cell office:value-type="string" calcext:value-type="string">
            <text:p>Paint Polish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PaintPolishes.jpg</text:p>
          </table:table-cell>
          <table:table-cell office:value-type="string" calcext:value-type="string">
            <text:p>&lt;div class="infobox_container"&gt; <text:s/>&lt;div class="infobox fullbox"&gt; <text:s text:c="5"/>&lt;p&gt;The Final Inspection range of CAP (Clustered Abrasive Polish) Polishes are amongst the very best polishes in the worl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Decontamination</text:p>
          </table:table-cell>
          <table:table-cell office:value-type="string" calcext:value-type="string">
            <text:p>Paint Decontamin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PaintDecontamination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remove surface contaminants from the paint surface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Paint Protection</text:p>
          </table:table-cell>
          <table:table-cell office:value-type="string" calcext:value-type="string">
            <text:p>Paint Pro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PaintProtection.jpg</text:p>
          </table:table-cell>
          <table:table-cell office:value-type="string" calcext:value-type="string">
            <text:p>&lt;div class="infobox_container"&gt; <text:s/>&lt;div class="infobox fullbox"&gt; <text:s text:c="5"/>&lt;p&gt;Final Inspection make the finest Paint Protection products in the world!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Leather Care</text:p>
          </table:table-cell>
          <table:table-cell office:value-type="string" calcext:value-type="string">
            <text:p>Leather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LeatherCare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Leather in your car clean and soft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Accessories</text:p>
          </table:table-cell>
          <table:table-cell office:value-type="string" calcext:value-type="string">
            <text:p>Accessor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Accessories.jpg</text:p>
          </table:table-cell>
          <table:table-cell office:value-type="string" calcext:value-type="string">
            <text:p>&lt;div class="infobox_container"&gt; <text:s/>&lt;div class="infobox fullbox"&gt; <text:s text:c="5"/>&lt;p&gt;Miscellaneous detailing accessorie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Glass</text:p>
          </table:table-cell>
          <table:table-cell office:value-type="string" calcext:value-type="string">
            <text:p>Gl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Glass.jpg</text:p>
          </table:table-cell>
          <table:table-cell office:value-type="string" calcext:value-type="string">
            <text:p>&lt;div class="infobox_container"&gt; <text:s/>&lt;div class="infobox fullbox"&gt; <text:s text:c="5"/>&lt;p&gt;Clean Glass can make all of the difference in the presentation of your car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NanoFibre</text:p>
          </table:table-cell>
          <table:table-cell office:value-type="string" calcext:value-type="string">
            <text:p>NanoF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Nanofibre.jpg</text:p>
          </table:table-cell>
          <table:table-cell office:value-type="string" calcext:value-type="string">
            <text:p>&lt;div class="infobox_container"&gt; <text:s/>&lt;div class="infobox fullbox"&gt; <text:s text:c="5"/>&lt;p&gt;The finest Nanofibre detailing cloths available on the market today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Interior Cleaning</text:p>
          </table:table-cell>
          <table:table-cell office:value-type="string" calcext:value-type="string">
            <text:p>In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In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keep the interior of your car clean and smelling fresh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Exterior Cleaning</text:p>
          </table:table-cell>
          <table:table-cell office:value-type="string" calcext:value-type="string">
            <text:p>Exterior Clea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ExteriorCleaning.jpg</text:p>
          </table:table-cell>
          <table:table-cell office:value-type="string" calcext:value-type="string">
            <text:p>&lt;div class="infobox_container"&gt; <text:s/>&lt;div class="infobox fullbox"&gt; <text:s text:c="5"/>&lt;p&gt;Everything you need to wash the exterior of your car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Wheel Care</text:p>
          </table:table-cell>
          <table:table-cell office:value-type="string" calcext:value-type="string">
            <text:p>Wheel Ca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WheelCare.jpg</text:p>
          </table:table-cell>
          <table:table-cell office:value-type="string" calcext:value-type="string">
            <text:p>&lt;div class="infobox_container"&gt; <text:s/>&lt;div class="infobox fullbox"&gt; <text:s text:c="5"/>&lt;p&gt;Remove the brake dust from your wheels with little time or effort required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Final Inspection^Bundles &amp; Kits</text:p>
          </table:table-cell>
          <table:table-cell office:value-type="string" calcext:value-type="string">
            <text:p>Bundles &amp; Ki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tore/Kits.jpg</text:p>
          </table:table-cell>
          <table:table-cell office:value-type="string" calcext:value-type="string">
            <text:p>&lt;div class="infobox_container"&gt; <text:s/>&lt;div class="infobox fullbox"&gt; <text:s text:c="5"/>&lt;p&gt;These kits are all made up of Final Inspection products&amp;#44 and come with full instructions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Find Stuff For My C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gersoft Performance/TigersoftPerformanceLogoBackground250x80.j</text:p>
          </table:table-cell>
          <table:table-cell office:value-type="string" calcext:value-type="string">
            <text:p>&lt;div class="infobox_container"&gt; <text:s/>&lt;div class="infobox fullbox"&gt; <text:s text:c="5"/>&lt;p&gt;You can find all of the products that we have available for your car by selecting the Make of your car below. Currently&amp;#44 we only have Superchips and BMC Air Filters products in this section of the store.&lt;/p&gt; <text:s/>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MC Air Filt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C Air Filters/BMClogo.pn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Superchi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chips/BannerSuperchip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Forged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Wheels/HC053S-CBMBX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C Racing Coilov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CWheels/BCRacingCoilovers.jpg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Bluef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chips/bluefin_header.jpg</text:p>
          </table:table-cell>
          <table:table-cell office:value-type="string" calcext:value-type="string">
            <text:p>&lt;div class="infobox_container"&gt;&lt;div class="infobox halfbox"&gt;&lt;h2&gt;Looking for a Bluefin?&lt;/h2&gt;&lt;p&gt;The best way to find the right Bluefin for your car is to visit the &lt;a href=/FindStuffForMyCar&gt;Find Stuff For My Car&lt;/a&gt; section of our website&lt;/p&gt;&lt;/div&gt;&lt;div class="infobox halfbox"&gt;&lt;h2&gt;What is Bluefin and how does it work?&lt;/h2&gt;&lt;p&gt;Take a look at our &lt;a href=/BluefinInformation&gt;Bluefin Information Page&lt;/a&gt;&lt;/p&gt;&lt;/div&gt;&lt;/div&gt;</text:p>
          </table:table-cell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table:number-columns-repeated="2" office:value-type="string" calcext:value-type="string">
            <text:p>Martini Rac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i Racing/logo.gif</text:p>
          </table:table-cell>
          <table:table-cell/>
          <table:table-cell table:number-columns-repeated="3" office:value-type="string" calcext:value-type="string">
            <text:p>\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18:30:45.100382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8T18:30:57.337557111</dc:date>
    <meta:generator>LibreOffice/4.2.6.3$Linux_X86_64 LibreOffice_project/420m0$Build-3</meta:generator>
    <meta:editing-duration>PT49M15S</meta:editing-duration>
    <meta:editing-cycles>5</meta:editing-cycles>
    <meta:document-statistic meta:table-count="1" meta:cell-count="205" meta:object-count="0"/>
  </office:meta>
</office:document-meta>
</file>